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8786" officeooo:paragraph-rsid="001187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 writer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9:14:14.900668875</meta:creation-date>
    <dc:date>2019-09-22T19:14:42.914817502</dc:date>
    <meta:editing-duration>PT30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6.2.6.2$Linux_X86_64 LibreOffice_project/20$Build-2</meta:generator>
  </office:meta>
</office:document-meta>
</file>